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5409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2.3583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4228in"/>
    </style:style>
    <style:style style:name="co7" style:family="table-column">
      <style:table-column-properties fo:break-before="auto" style:column-width="1.7902in"/>
    </style:style>
    <style:style style:name="co8" style:family="table-column">
      <style:table-column-properties fo:break-before="auto" style:column-width="2.4016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2.348in"/>
    </style:style>
    <style:style style:name="co11" style:family="table-column">
      <style:table-column-properties fo:break-before="auto" style:column-width="1.8756in"/>
    </style:style>
    <style:style style:name="co12" style:family="table-column">
      <style:table-column-properties fo:break-before="auto" style:column-width="1.3508in"/>
    </style:style>
    <style:style style:name="co13" style:family="table-column">
      <style:table-column-properties fo:break-before="auto" style:column-width="2.2402in"/>
    </style:style>
    <style:style style:name="co14" style:family="table-column">
      <style:table-column-properties fo:break-before="auto" style:column-width="2.5618in"/>
    </style:style>
    <style:style style:name="co15" style:family="table-column">
      <style:table-column-properties fo:break-before="auto" style:column-width="3.5807in"/>
    </style:style>
    <style:style style:name="co16" style:family="table-column">
      <style:table-column-properties fo:break-before="auto" style:column-width="2.2835in"/>
    </style:style>
    <style:style style:name="co17" style:family="table-column">
      <style:table-column-properties fo:break-before="auto" style:column-width="2.9047in"/>
    </style:style>
    <style:style style:name="co18" style:family="table-column">
      <style:table-column-properties fo:break-before="auto" style:column-width="2.8626in"/>
    </style:style>
    <style:style style:name="co19" style:family="table-column">
      <style:table-column-properties fo:break-before="auto" style:column-width="2.1335in"/>
    </style:style>
    <style:style style:name="co20" style:family="table-column">
      <style:table-column-properties fo:break-before="auto" style:column-width="2.5299in"/>
    </style:style>
    <style:style style:name="co21" style:family="table-column">
      <style:table-column-properties fo:break-before="auto" style:column-width="2.454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555in" fo:break-before="auto" style:use-optimal-row-height="true"/>
    </style:style>
    <style:style style:name="ro4" style:family="table-row">
      <style:table-row-properties style:row-height="0.8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Боттинг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row table:style-name="ro1">
          <table:table-cell table:style-name="ce2" office:value-type="string" calcext:value-type="string">
            <text:p>КС</text:p>
          </table:table-cell>
          <table:table-cell table:style-name="ce2" office:value-type="string" calcext:value-type="string">
            <text:p>Частотность</text:p>
          </table:table-cell>
          <table:table-cell table:style-name="ce4" office:value-type="string" calcext:value-type="string">
            <text:p>Страница вхождения</text:p>
          </table:table-cell>
          <table:table-cell table:style-name="ce4" office:value-type="string" calcext:value-type="string">
            <text:p>Вхождение</text:p>
          </table:table-cell>
        </table:table-row>
        <table:table-row table:style-name="ro1">
          <table:table-cell table:style-name="ce1" office:value-type="string" calcext:value-type="string">
            <text:p>телеграмм бот</text:p>
          </table:table-cell>
          <table:table-cell table:style-name="ce1" office:value-type="float" office:value="390731" calcext:value-type="float">
            <text:p>39073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table:style-name="ce1" office:value-type="string" calcext:value-type="string">
            <text:p>чат бот</text:p>
          </table:table-cell>
          <table:table-cell table:style-name="ce1" office:value-type="float" office:value="250182" calcext:value-type="float">
            <text:p>25018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table:style-name="ce1" office:value-type="string" calcext:value-type="string">
            <text:p>телеграм бот</text:p>
          </table:table-cell>
          <table:table-cell table:style-name="ce1" office:value-type="float" office:value="217957" calcext:value-type="float">
            <text:p>21795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table:style-name="ce1" office:value-type="string" calcext:value-type="string">
            <text:p>боты для тг</text:p>
          </table:table-cell>
          <table:table-cell table:style-name="ce1" office:value-type="float" office:value="62927" calcext:value-type="float">
            <text:p>62927</text:p>
          </table:table-cell>
          <table:table-cell table:number-columns-repeated="2"/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Скриптинг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КС</text:p>
          </table:table-cell>
          <table:table-cell table:style-name="ce2" office:value-type="string" calcext:value-type="string">
            <text:p>Частотность</text:p>
          </table:table-cell>
          <table:table-cell table:style-name="ce4" office:value-type="string" calcext:value-type="string">
            <text:p>Страница вхождения</text:p>
          </table:table-cell>
          <table:table-cell table:style-name="ce4" office:value-type="string" calcext:value-type="string">
            <text:p>Вхождение</text:p>
          </table:table-cell>
        </table:table-row>
        <table:table-row table:style-name="ro1">
          <table:table-cell office:value-type="string" calcext:value-type="string">
            <text:p>bash скрипты</text:p>
          </table:table-cell>
          <table:table-cell office:value-type="float" office:value="9456" calcext:value-type="float">
            <text:p>945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js скрипт</text:p>
          </table:table-cell>
          <table:table-cell office:value-type="float" office:value="4471" calcext:value-type="float">
            <text:p>44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lua скрипты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скрипты на python</text:p>
          </table:table-cell>
          <table:table-cell office:value-type="float" office:value="2429" calcext:value-type="float">
            <text:p>242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lua скрипты скачать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к сделать скрипт lua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</table:table>
      <table:table table:name="Парсер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5" table:default-cell-style-name="Default"/>
        <table:table-row table:style-name="ro3">
          <table:table-cell table:style-name="ce6" office:value-type="string" calcext:value-type="string">
            <text:p>КС</text:p>
          </table:table-cell>
          <table:table-cell table:style-name="ce6" office:value-type="string" calcext:value-type="string">
            <text:p>Частотность</text:p>
          </table:table-cell>
          <table:table-cell table:style-name="ce7" office:value-type="string" calcext:value-type="string">
            <text:p>Страница вхождения</text:p>
          </table:table-cell>
          <table:table-cell table:style-name="ce7" office:value-type="string" calcext:value-type="string">
            <text:p>Вхождение</text:p>
          </table:table-cell>
        </table:table-row>
        <table:table-row table:style-name="ro1">
          <table:table-cell office:value-type="string" calcext:value-type="string">
            <text:p>парсер</text:p>
          </table:table-cell>
          <table:table-cell office:value-type="float" office:value="59182" calcext:value-type="float">
            <text:p>5918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парсер сайтов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бесплатный парсер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парсер скачать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част</text:p>
          </table:table-cell>
        </table:table-row>
        <table:table-row table:style-name="ro1">
          <table:table-cell office:value-type="string" calcext:value-type="string">
            <text:p>парсер на питоне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част</text:p>
          </table:table-cell>
        </table:table-row>
      </table:table>
      <table:table table:name="Копирайтинг" table:style-name="ta1">
        <table:table-column table:style-name="co13" table:default-cell-style-name="ce1"/>
        <table:table-column table:style-name="co5" table:default-cell-style-name="ce1"/>
        <table:table-column table:style-name="co5" table:number-columns-repeated="2" table:default-cell-style-name="Default"/>
        <table:table-row table:style-name="ro4">
          <table:table-cell table:style-name="ce8" office:value-type="string" calcext:value-type="string">
            <text:p>КС</text:p>
          </table:table-cell>
          <table:table-cell table:style-name="ce8" office:value-type="string" calcext:value-type="string">
            <text:p>Частотность</text:p>
          </table:table-cell>
          <table:table-cell table:style-name="ce9" office:value-type="string" calcext:value-type="string">
            <text:p>Страница вхождения</text:p>
          </table:table-cell>
          <table:table-cell table:style-name="ce9" office:value-type="string" calcext:value-type="string">
            <text:p>Вхождение</text:p>
          </table:table-cell>
        </table:table-row>
        <table:table-row table:style-name="ro1">
          <table:table-cell office:value-type="string" calcext:value-type="string">
            <text:p>копирайтинг</text:p>
          </table:table-cell>
          <table:table-cell office:value-type="float" office:value="54609" calcext:value-type="float">
            <text:p>546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копирайтинг работа</text:p>
          </table:table-cell>
          <table:table-cell office:value-type="float" office:value="2199" calcext:value-type="float">
            <text:p>2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ть копирайтинг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и копирайтинга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</table:table>
      <table:table table:name="Разработка сайтов" table:style-name="ta1">
        <table:table-column table:style-name="co14" table:default-cell-style-name="ce1"/>
        <table:table-column table:style-name="co5" table:default-cell-style-name="ce1"/>
        <table:table-column table:style-name="co5" table:number-columns-repeated="2" table:default-cell-style-name="Default"/>
        <table:table-row table:style-name="ro4">
          <table:table-cell table:style-name="ce8" office:value-type="string" calcext:value-type="string">
            <text:p>КС</text:p>
          </table:table-cell>
          <table:table-cell table:style-name="ce8" office:value-type="string" calcext:value-type="string">
            <text:p>Частотность</text:p>
          </table:table-cell>
          <table:table-cell table:style-name="ce9" office:value-type="string" calcext:value-type="string">
            <text:p>Страница вхождения</text:p>
          </table:table-cell>
          <table:table-cell table:style-name="ce9" office:value-type="string" calcext:value-type="string">
            <text:p>Вхождение</text:p>
          </table:table-cell>
        </table:table-row>
        <table:table-row table:style-name="ro1">
          <table:table-cell office:value-type="string" calcext:value-type="string">
            <text:p>разработка сайтов</text:p>
          </table:table-cell>
          <table:table-cell office:value-type="float" office:value="54551" calcext:value-type="float">
            <text:p>545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разработка веб сайтов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cont</text:p>
          </table:table-cell>
          <table:table-cell office:value-type="string" calcext:value-type="string">
            <text:p>полн</text:p>
          </table:table-cell>
        </table:table-row>
        <table:table-row table:style-name="ro3">
          <table:table-cell office:value-type="string" calcext:value-type="string">
            <text:p>создание и продвижение сайтов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част</text:p>
          </table:table-cell>
        </table:table-row>
        <table:table-row table:style-name="ro1">
          <table:table-cell office:value-type="string" calcext:value-type="string">
            <text:p>разработка интернет сайтов</text:p>
          </table:table-cell>
          <table:table-cell office:value-type="float" office:value="3104" calcext:value-type="float">
            <text:p>3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аботка сайта цена</text:p>
          </table:table-cell>
          <table:table-cell office:value-type="float" office:value="2525" calcext:value-type="float">
            <text:p>2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йт на django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бэкенд сайтов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част</text:p>
          </table:table-cell>
        </table:table-row>
      </table:table>
      <table:table table:name="Размещение сайтов на хостинге" table:style-name="ta1">
        <table:table-column table:style-name="co15" table:default-cell-style-name="ce1"/>
        <table:table-column table:style-name="co5" table:default-cell-style-name="ce1"/>
        <table:table-column table:style-name="co5" table:number-columns-repeated="2" table:default-cell-style-name="Default"/>
        <table:table-row table:style-name="ro4">
          <table:table-cell table:style-name="ce8" office:value-type="string" calcext:value-type="string">
            <text:p>КС</text:p>
          </table:table-cell>
          <table:table-cell table:style-name="ce8" office:value-type="string" calcext:value-type="string">
            <text:p>Частотность</text:p>
          </table:table-cell>
          <table:table-cell table:style-name="ce9" office:value-type="string" calcext:value-type="string">
            <text:p>Страница вхождения</text:p>
          </table:table-cell>
          <table:table-cell table:style-name="ce9" office:value-type="string" calcext:value-type="string">
            <text:p>Вхождение</text:p>
          </table:table-cell>
        </table:table-row>
        <table:table-row table:style-name="ro1">
          <table:table-cell office:value-type="string" calcext:value-type="string">
            <text:p>настройка хостинга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системное администрирование linux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размещение сайта на хостинге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сервер настройка хостинга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а размещение сайта на хостинге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а сайта на хостинге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част</text:p>
          </table:table-cell>
        </table:table-row>
      </table:table>
      <table:table table:name="django разработчик" table:style-name="ta1">
        <table:table-column table:style-name="co16" table:default-cell-style-name="ce1"/>
        <table:table-column table:style-name="co5" table:default-cell-style-name="ce1"/>
        <table:table-column table:style-name="co5" table:number-columns-repeated="2" table:default-cell-style-name="Default"/>
        <table:table-row table:style-name="ro4">
          <table:table-cell table:style-name="ce8" office:value-type="string" calcext:value-type="string">
            <text:p>КС</text:p>
          </table:table-cell>
          <table:table-cell table:style-name="ce8" office:value-type="string" calcext:value-type="string">
            <text:p>Частотность</text:p>
          </table:table-cell>
          <table:table-cell table:style-name="ce9" office:value-type="string" calcext:value-type="string">
            <text:p>Страница вхождения</text:p>
          </table:table-cell>
          <table:table-cell table:style-name="ce9" office:value-type="string" calcext:value-type="string">
            <text:p>Вхождение</text:p>
          </table:table-cell>
        </table:table-row>
        <table:table-row table:style-name="ro1">
          <table:table-cell office:value-type="string" calcext:value-type="string">
            <text:p>бэкенд</text:p>
          </table:table-cell>
          <table:table-cell office:value-type="float" office:value="15984" calcext:value-type="float">
            <text:p>159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бэкенд разработчик</text:p>
          </table:table-cell>
          <table:table-cell office:value-type="float" office:value="4090" calcext:value-type="float">
            <text:p>409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django создаем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cont</text:p>
          </table:table-cell>
          <table:table-cell office:value-type="string" calcext:value-type="string">
            <text:p>част</text:p>
          </table:table-cell>
        </table:table-row>
        <table:table-row table:style-name="ro1">
          <table:table-cell office:value-type="string" calcext:value-type="string">
            <text:p>django приложения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част</text:p>
          </table:table-cell>
        </table:table-row>
        <table:table-row table:style-name="ro1">
          <table:table-cell office:value-type="string" calcext:value-type="string">
            <text:p>django шаблоны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cont</text:p>
          </table:table-cell>
          <table:table-cell office:value-type="string" calcext:value-type="string">
            <text:p>част</text:p>
          </table:table-cell>
        </table:table-row>
        <table:table-row table:style-name="ro1">
          <table:table-cell office:value-type="string" calcext:value-type="string">
            <text:p>django примеры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cont</text:p>
          </table:table-cell>
          <table:table-cell office:value-type="string" calcext:value-type="string">
            <text:p>част</text:p>
          </table:table-cell>
        </table:table-row>
        <table:table-row table:style-name="ro1">
          <table:table-cell office:value-type="string" calcext:value-type="string">
            <text:p>фронтенд и бэкенд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част</text:p>
          </table:table-cell>
        </table:table-row>
        <table:table-row table:style-name="ro1">
          <table:table-cell office:value-type="string" calcext:value-type="string">
            <text:p>бэкенд на python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част</text:p>
          </table:table-cell>
        </table:table-row>
        <table:table-row table:style-name="ro1">
          <table:table-cell office:value-type="string" calcext:value-type="string">
            <text:p>django бэкенд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част</text:p>
          </table:table-cell>
        </table:table-row>
      </table:table>
      <table:table table:name="lua разработчик" table:style-name="ta1">
        <table:table-column table:style-name="co17" table:default-cell-style-name="ce1"/>
        <table:table-column table:style-name="co5" table:default-cell-style-name="ce1"/>
        <table:table-column table:style-name="co5" table:number-columns-repeated="2" table:default-cell-style-name="Default"/>
        <table:table-row table:style-name="ro4">
          <table:table-cell table:style-name="ce8" office:value-type="string" calcext:value-type="string">
            <text:p>КС</text:p>
          </table:table-cell>
          <table:table-cell table:style-name="ce8" office:value-type="string" calcext:value-type="string">
            <text:p>Частотность</text:p>
          </table:table-cell>
          <table:table-cell table:style-name="ce9" office:value-type="string" calcext:value-type="string">
            <text:p>Страница вхождения</text:p>
          </table:table-cell>
          <table:table-cell table:style-name="ce9" office:value-type="string" calcext:value-type="string">
            <text:p>Вхождение</text:p>
          </table:table-cell>
        </table:table-row>
        <table:table-row table:style-name="ro1">
          <table:table-cell office:value-type="string" calcext:value-type="string">
            <text:p>lua язык программирования</text:p>
          </table:table-cell>
          <table:table-cell office:value-type="float" office:value="2645" calcext:value-type="float">
            <text:p>2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учение lua</text:p>
          </table:table-cell>
          <table:table-cell office:value-type="float" office:value="1064" calcext:value-type="float">
            <text:p>1064</text:p>
          </table:table-cell>
          <table:table-cell table:number-columns-repeated="2"/>
        </table:table-row>
      </table:table>
      <table:table table:name="python разработчик" table:style-name="ta1">
        <table:table-column table:style-name="co18" table:default-cell-style-name="ce1"/>
        <table:table-column table:style-name="co5" table:default-cell-style-name="ce1"/>
        <table:table-column table:style-name="co5" table:number-columns-repeated="2" table:default-cell-style-name="Default"/>
        <table:table-row table:style-name="ro4">
          <table:table-cell table:style-name="ce8" office:value-type="string" calcext:value-type="string">
            <text:p>КС</text:p>
          </table:table-cell>
          <table:table-cell table:style-name="ce8" office:value-type="string" calcext:value-type="string">
            <text:p>Частотность</text:p>
          </table:table-cell>
          <table:table-cell table:style-name="ce9" office:value-type="string" calcext:value-type="string">
            <text:p>Страница вхождения</text:p>
          </table:table-cell>
          <table:table-cell table:style-name="ce9" office:value-type="string" calcext:value-type="string">
            <text:p>Вхождение</text:p>
          </table:table-cell>
        </table:table-row>
        <table:table-row table:style-name="ro1">
          <table:table-cell office:value-type="string" calcext:value-type="string">
            <text:p>язык python</text:p>
          </table:table-cell>
          <table:table-cell office:value-type="float" office:value="44446" calcext:value-type="float">
            <text:p>44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граммирование на python</text:p>
          </table:table-cell>
          <table:table-cell office:value-type="float" office:value="27368" calcext:value-type="float">
            <text:p>27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зык пайтон</text:p>
          </table:table-cell>
          <table:table-cell office:value-type="float" office:value="5768" calcext:value-type="float">
            <text:p>5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учение питону</text:p>
          </table:table-cell>
          <table:table-cell office:value-type="float" office:value="5281" calcext:value-type="float">
            <text:p>5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аботчик на питоне</text:p>
          </table:table-cell>
          <table:table-cell office:value-type="float" office:value="488" calcext:value-type="float">
            <text:p>488</text:p>
          </table:table-cell>
          <table:table-cell table:number-columns-repeated="2"/>
        </table:table-row>
      </table:table>
      <table:table table:name="геймдевелопер" table:style-name="ta1">
        <table:table-column table:style-name="co19" table:default-cell-style-name="ce1"/>
        <table:table-column table:style-name="co5" table:default-cell-style-name="ce1"/>
        <table:table-column table:style-name="co5" table:number-columns-repeated="2" table:default-cell-style-name="Default"/>
        <table:table-row table:style-name="ro4">
          <table:table-cell table:style-name="ce8" office:value-type="string" calcext:value-type="string">
            <text:p>КС</text:p>
          </table:table-cell>
          <table:table-cell table:style-name="ce8" office:value-type="string" calcext:value-type="string">
            <text:p>Частотность</text:p>
          </table:table-cell>
          <table:table-cell table:style-name="ce9" office:value-type="string" calcext:value-type="string">
            <text:p>Страница вхождения</text:p>
          </table:table-cell>
          <table:table-cell table:style-name="ce9" office:value-type="string" calcext:value-type="string">
            <text:p>Вхождение</text:p>
          </table:table-cell>
        </table:table-row>
        <table:table-row table:style-name="ro1">
          <table:table-cell office:value-type="string" calcext:value-type="string">
            <text:p>игровые движки</text:p>
          </table:table-cell>
          <table:table-cell office:value-type="float" office:value="20698" calcext:value-type="float">
            <text:p>206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геймдев</text:p>
          </table:table-cell>
          <table:table-cell office:value-type="float" office:value="15876" calcext:value-type="float">
            <text:p>1587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unity геймдев</text:p>
          </table:table-cell>
          <table:table-cell office:value-type="float" office:value="479" calcext:value-type="float">
            <text:p>479</text:p>
          </table:table-cell>
          <table:table-cell table:number-columns-repeated="2"/>
        </table:table-row>
      </table:table>
      <table:table table:name="вебмастер" table:style-name="ta1">
        <table:table-column table:style-name="co20" table:default-cell-style-name="Default"/>
        <table:table-column table:style-name="co21" table:default-cell-style-name="Default"/>
        <table:table-row table:style-name="ro2">
          <table:table-cell office:value-type="string" calcext:value-type="string">
            <text:p>Формулировка</text:p>
          </table:table-cell>
          <table:table-cell office:value-type="string" calcext:value-type="string">
            <text:p>Число запросов</text:p>
          </table:table-cell>
        </table:table-row>
        <table:table-row table:style-name="ro2">
          <table:table-cell office:value-type="string" calcext:value-type="string">
            <text:p>вебмастер</text:p>
          </table:table-cell>
          <table:table-cell office:value-type="float" office:value="68852" calcext:value-type="float">
            <text:p>68852</text:p>
          </table:table-cell>
        </table:table-row>
        <table:table-row table:style-name="ro2">
          <table:table-cell office:value-type="string" calcext:value-type="string">
            <text:p>веб мастер сайт</text:p>
          </table:table-cell>
          <table:table-cell office:value-type="float" office:value="341" calcext:value-type="float">
            <text:p>341</text:p>
          </table:table-cell>
        </table:table-row>
        <table:table-row table:style-name="ro2">
          <table:table-cell office:value-type="string" calcext:value-type="string">
            <text:p>программы вебмастер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string" calcext:value-type="string">
            <text:p>партнерская +для вебмастеров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string" calcext:value-type="string">
            <text:p><text:s/>+кто +такой веб мастер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инструменты веб мастера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вебмастер партнерка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вебмастер веб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string" calcext:value-type="string">
            <text:p>инструменты вебмастера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string" calcext:value-type="string">
            <text:p>работать вебмастер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частный вебмастер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блог вебмастера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вебмастер найти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вебмастер +что значит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вебмастер javascript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работа вебмастеру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поисковые вебмастера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вебмастер веб разработка +на javascript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вебмастер разработка +на javascript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курсы вебмастера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вебмастер профессия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вебмастер страницы +в поиск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вебмастер бизнеса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интернету вебмастерам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<text:s/>+что делает вебмастер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вебмастер обучение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помощь вебмастеру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стать вебмастером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услуги вебмастера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бесплатно вебмастеру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вебмастер трафик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<text:s/>+для +чего нужен вебмастер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вебмастеру продвижение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вебмастер сети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epn вебмастерам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продвижение сайтов вебмастер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работа веб мастером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озон +для вебмастеров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вебмастер веб разработка +на javascript офлайн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вебмастер быстрые ссылки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начинающим вебмастерам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<text:s/>+чем занимается веб мастер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вебмастеров россия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качества вебмастера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зачем нужны вебмастер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заработать вебмастеру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вебмастер специалист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заработок вебмастеру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сайт вебмастера создающего сайты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сертификат вебмастер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аналог вебмастера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вебмастерам рекламодателям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нужны ли вебмастер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вебмастер description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где найти вебмастера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вебмастер вакансии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вебмастер статьи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s/>+из jpg +в вебмастере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рекомендации вебмастерам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список вебмастеров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рекламный вебмастер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вебмастер +как настроить сайт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вебмастер зарплата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история вебмастер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мпк вебмастер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озон партнерская программа +для вебмастеров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самозанятый вебмастер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советы вебмастерам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вебмастер контакты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вебмастер арбитраж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вебмастер цены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веб мастер +это профессия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вебмастер удаленно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два вебмастера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озон партнерка +для вебмастеров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веб мастер обучение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вебмастер большие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вебмастер делегирование прав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вебмастер каталог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маркет +для вебмастеров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партнер вебмастерам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сколько зарабатывает вебмастер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сео вебмастер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база вебмастеров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биржа вебмастеров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вебмастер скрипты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редактор вебмастера lite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вебмастер ctr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вебмастер мета тега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вебмастер хостинг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low demand вебмастер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вебмастер арбитражник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вебмастер план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сайт частного вебмастер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s/>+что делает веб мастер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вайлдберриз +для вебмастеров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вебмастер мастер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вебмастер +с +чего начать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s/>+кто +такой вебмастер +и +чем +он занимается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программист вебмастер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рекламные сети вебмастеру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s/>+что +такое вебмастер сайта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мастер класс +по веб разработке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вебмастер поисковой системы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вебмастер +с нуля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s/>+как зарабатывают вебмастера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s/>+кто +такой вебмастер +в партнерской программе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написать +в поддержку вебмастера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новости вебмастеров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партнерская сеть вебмастера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скорость загрузки вебмастер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url должен отвечать кодом 200 вебмастер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вебмастер регистрация сайта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hine программа +для вебмастера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вебмастер бот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напиши текст обо +мне +я вебмастер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откуда +в вебмастере отдельные страницы page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скачать вебмастер взлом +на деньги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топ вебмастеров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вебмастер критичная ошибка page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заголовки +и описания вебмастер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малоценные страницы +в вебмастере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s/>+как стать веб мастером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вебмастер текст уникальный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партнерская программа wildberries +для вебмастеров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s/>+что сдавать +на веб мастера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вебмастер арбитраж трафика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партнерка вайлдберриз +для вебмастеров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партнерская программа вайлдберриз +для вебмастеров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веб мастер обязанности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партнерские программы +для веб мастеров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страницы +нет +в поисковой базе вебмастер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текст веб мастера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aviasales партнерская программа +для вебмастеров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вебмастер +и рекламодатель разница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вебмастер сделать сайт +на друпал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где вебмастер берет трафик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партнерская программа hr офферы +для вебмастеров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партнерская программа ozon +для вебмастеров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письмо вебмастеру +с просьбой разместить ссылку пример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веб мастер +и веб программист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s/>+как аффилейты ищут веб мастеров арбитраж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партнерка wildberries +для вебмастеров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готовое решение +для вебмастеров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5" table:target-range-address="'Размещение сайтов на хостинге'.A2:'Размещение сайтов на хостинге'.B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0" table:target-range-address="вебмастер.A1:вебмастер.A145">
          <table:filter table:display-duplicates="false">
            <table:filter-and>
              <table:filter-condition table:data-type="number" table:value="" table:operator="!empty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 style:data-style-name="N2" text:time-value="08:55:37.7147141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22:23:56.409812297</meta:creation-date>
    <dc:date>2023-11-01T09:00:45.207628259</dc:date>
    <meta:editing-duration>PT4H48M</meta:editing-duration>
    <meta:editing-cycles>4</meta:editing-cycles>
    <meta:generator>LibreOffice/7.6.2.1$Linux_X86_64 LibreOffice_project/60$Build-1</meta:generator>
    <meta:document-statistic meta:table-count="11" meta:cell-count="500" meta:object-count="0"/>
  </office:meta>
</office:document-meta>
</file>